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29"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3"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officeooo:rsid="0014a695"/>
    </style:style>
    <style:style style:name="T9" style:family="text">
      <style:text-properties officeooo:rsid="001546f8"/>
    </style:style>
    <style:style style:name="T10" style:family="text">
      <style:text-properties officeooo:rsid="0019769b"/>
    </style:style>
    <style:style style:name="T11" style:family="text">
      <style:text-properties officeooo:rsid="001a5b66"/>
    </style:style>
    <style:style style:name="T12" style:family="text">
      <style:text-properties officeooo:rsid="001ba7f9"/>
    </style:style>
    <style:style style:name="T13" style:family="text">
      <style:text-properties fo:font-weight="bold" officeooo:rsid="001a5b66" style:font-weight-asian="bold" style:font-weight-complex="bold"/>
    </style:style>
    <style:style style:name="T14" style:family="text">
      <style:text-properties fo:font-weight="bold" officeooo:rsid="001ba7f9" style:font-weight-asian="bold" style:font-weight-complex="bold"/>
    </style:style>
    <style:style style:name="T15" style:family="text">
      <style:text-properties fo:font-weight="bold" officeooo:rsid="001baddb" style:font-weight-asian="bold" style:font-weight-complex="bold"/>
    </style:style>
    <style:style style:name="T16" style:family="text">
      <style:text-properties officeooo:rsid="001baddb"/>
    </style:style>
    <style:style style:name="T17" style:family="text">
      <style:text-properties officeooo:rsid="001cc634"/>
    </style:style>
    <style:style style:name="T18" style:family="text">
      <style:text-properties officeooo:rsid="001e22b4"/>
    </style:style>
    <style:style style:name="T19" style:family="text">
      <style:text-properties officeooo:rsid="002021ca"/>
    </style:style>
    <style:style style:name="T20" style:family="text">
      <style:text-properties officeooo:rsid="00209848"/>
    </style:style>
    <style:style style:name="T21" style:family="text">
      <style:text-properties officeooo:rsid="0020dba0"/>
    </style:style>
    <style:style style:name="T22" style:family="text">
      <style:text-properties officeooo:rsid="0020e73b"/>
    </style:style>
    <style:style style:name="T23" style:family="text">
      <style:text-properties officeooo:rsid="0021858d"/>
    </style:style>
    <style:style style:name="T24" style:family="text">
      <style:text-properties officeooo:rsid="0022515d"/>
    </style:style>
    <style:style style:name="T25" style:family="text">
      <style:text-properties officeooo:rsid="002357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8">and assigning missing values</text:span></text:p>
      <text:p text:style-name="P2"/>
      <text:p text:style-name="P1"><text:span text:style-name="T1">Once the matrix is obtained, the data is standarized to give an equal importance to all the fields of the data, </text:span><text:span text:style-name="T9">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8">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7">1. Calculate the mean of the feature ignoring the unknown values (NaNs)</text:p>
      <text:p text:style-name="P17">2. Assign the obtained mean to the unknown values</text:p>
      <text:p text:style-name="P17">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29"><text:soft-page-break/>3.1 The K-Means function</text:p>
      <text:p text:style-name="P8"/>
      <text:p text:style-name="P18">The K-Means algorithm has been implemented inside a funcion named k_means, which has the following signature:</text:p>
      <text:p text:style-name="P18"/>
      <text:p text:style-name="P28"><text:span text:style-name="T4">function</text:span><text:span text:style-name="T7"> [ membership, centroids, sumWD ] = k_means( dataMatrix, k, seed )</text:span></text:p>
      <text:p text:style-name="P18"/>
      <text:p text:style-name="P19"><text:span text:style-name="T10">As it can be seen, the function accepts three input parameters, and gives three parameters as output. </text:span><text:span text:style-name="T11">The input parameters represent the following:</text:span></text:p>
      <text:p text:style-name="P24"/>
      <text:p text:style-name="P20"><text:span text:style-name="T13">dataMatrix</text:span><text:span text:style-name="T11"> </text:span><text:span text:style-name="T12">-</text:span><text:span text:style-name="T11"> This parameter is the matrix over which the k-means algorithm will perform the clustering. Each row of the matrix is an individual of the population and each column one of the features.</text:span></text:p>
      <text:p text:style-name="P25"/>
      <text:p text:style-name="P20"><text:span text:style-name="T14">k</text:span><text:span text:style-name="T12"> -</text:span><text:span text:style-name="T11"> Is the number of clusters the data will be classified in.</text:span></text:p>
      <text:p text:style-name="P25"/>
      <text:p text:style-name="P20"><text:span text:style-name="T14">s</text:span><text:span text:style-name="T13">eed</text:span><text:span text:style-name="T11"> </text:span><text:span text:style-name="T12">-</text:span><text:span text:style-name="T11"> It's an integer number used as seed for a random number generator. The </text:span><text:span text:style-name="T12">method</text:span><text:span text:style-name="T11"> to select the </text:span><text:span text:style-name="T12">initial</text:span><text:span text:style-name="T11"> seeds of </text:span><text:span text:style-name="T12">the K-Means algorithm consists on assigning each individual to a cluster and then calculating the centroids of each cluster.</text:span></text:p>
      <text:p text:style-name="P26"/>
      <text:p text:style-name="P27">Ithe three output parameters of this funcion are the following:</text:p>
      <text:p text:style-name="P27"/>
      <text:p text:style-name="P21"><text:span text:style-name="T14">membership</text:span><text:span text:style-name="T12"> – Vector with as many positions as individuals in the original data matrix, each position representing the cluster assigned to the individual.</text:span></text:p>
      <text:p text:style-name="P27"/>
      <text:p text:style-name="P21"><text:span text:style-name="T14">centroids</text:span><text:span text:style-name="T12"> – Array with as many columns as the original matrix (features), and as many rows as clusters. Each row represents the centroid for one of the clusters, and each column the position of the centroids for the feature.</text:span></text:p>
      <text:p text:style-name="P27"/>
      <text:p text:style-name="P22"><text:span text:style-name="T15">sumWD</text:span><text:span text:style-name="T16"> – Vector with as many positions as clusters. Each position indicates the inertia of the cluster. The inertia is </text:span><text:span text:style-name="T17">the sum of the euclidean distances between the cluster centroid and each of its members.</text:span></text:p>
      <text:p text:style-name="P30"/>
      <text:p text:style-name="P23"><text:span text:style-name="T18">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19">euclidean</text:span><text:span text:style-name="T18"> distance between each individual and each centroid, assigning the individual to the nearest centroid.</text:span></text:p>
      <text:p text:style-name="P31"/>
      <text:p text:style-name="P23"><text:span text:style-name="T18">This process </text:span><text:span text:style-name="T20">is repeated</text:span><text:span text:style-name="T18">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1">the previous iteration</text:span><text:span text:style-name="T18">.</text:span></text:p>
      <text:p text:style-name="P31"/>
      <text:p text:style-name="P31"/>
      <text:p text:style-name="P29">3.2 Generating and selecting the clusters</text:p>
      <text:p text:style-name="P32"/>
      <text:p text:style-name="P33"><text:span text:style-name="T22">To generate the clusters for the K-Means classifier, an iterative process has been implemented, in which the data is clustered for values of K ranging from 2 to 5, and for each value of K diferent seeds </text:span><text:span text:style-name="T23">are</text:span><text:span text:style-name="T22"> tried.</text:span></text:p>
      <text:p text:style-name="P33"><text:span text:style-name="T22"/></text:p>
      <text:p text:style-name="P33"><text:span text:style-name="T22">Since the seed in our implementation is an integer value that is used as the seed of a random number generator which in turn creates an initial random clustering of the data, a range of numbers from 1 to 25 <text:s/></text:span><text:span text:style-name="T25">is</text:span><text:span text:style-name="T22"> tried to generate the initial seeds for the clusters.</text:span></text:p>
      <text:p text:style-name="P33"><text:span text:style-name="T22"/></text:p>
      <text:p text:style-name="P33"><text:span text:style-name="T22">From the different seeds used, the best clustering </text:span><text:span text:style-name="T24">is</text:span><text:span text:style-name="T22">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3"><text:span text:style-name="T22"/></text:p>
      <text:p text:style-name="P33"><text:span text:style-name="T22">Unfortunately, this same procedure can't be used to evaluate which is the best value of K. This is because </text:span><text:soft-page-break/><text:span text:style-name="T22">a higher value of K always minimizes the </text:span><text:span text:style-name="T25">inner cluster </text:span><text:span text:style-name="T22">inertia, and the best value would turn out to be a K value equal to the numer of individuals in the data set (cluster inertia = 0). For that reason, the K-Means algorithm is run for the different K values, and a reduced dimensionality plot with the 3 more relevant dimensions is shown for each value of K, allowing for a manual selection of the best K val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7T16:12:25</dc:date>
    <meta:editing-duration>PT2H21M55S</meta:editing-duration>
    <meta:editing-cycles>16</meta:editing-cycles>
    <meta:generator>LibreOffice/3.6$MacOSX_x86 LibreOffice_project/e29a214-2bbed72-0621de6-a97528c-8f066d</meta:generator>
    <meta:document-statistic meta:table-count="0" meta:image-count="0" meta:object-count="0" meta:page-count="3" meta:paragraph-count="38" meta:word-count="1098" meta:character-count="6533" meta:non-whitespace-character-count="5472"/>
  </office:meta>
</office:document-meta>
</file>